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65400" calcext:value-type="float">
            <text:p>165400</text:p>
          </table:table-cell>
          <table:table-cell/>
          <table:table-cell table:formula="of:=[.M5]+60000" office:value-type="float" office:value="228500" calcext:value-type="float">
            <text:p>2285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68500" calcext:value-type="float">
            <text:p>168500</text:p>
          </table:table-cell>
          <table:table-cell/>
          <table:table-cell table:style-name="ce15" table:formula="of:=[.K31]-[.O4]" office:value-type="float" office:value="-17000" calcext:value-type="float">
            <text:p>-17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3100" calcext:value-type="float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string" calcext:value-type="string">
            <text:p>9400+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formula="of:=SUM([.H12];[.H41];[.H70];[.H100])" office:value-type="float" office:value="6191.13611026655" calcext:value-type="float">
            <text:p>6191.1361102666</text:p>
          </table:table-cell>
          <table:table-cell table:formula="of:=[.J12]-[.L12]+[.K12]" office:value-type="float" office:value="-1491.13611026655" calcext:value-type="float">
            <text:p>-1491.1361102666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11500" calcext:value-type="float">
            <text:p>211500</text:p>
          </table:table-cell>
          <table:table-cell table:number-columns-repeated="4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table:number-columns-repeated="2"/>
          <table:table-cell table:style-name="ce15" table:formula="of:=SUM([.B91:.F91])" office:value-type="float" office:value="31500" calcext:value-type="float">
            <text:p>31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8:.F118])" office:value-type="float" office:value="373.913043478261" calcext:value-type="float">
            <text:p>373.913043478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3500" calcext:value-type="float">
            <text:p>235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];[.D118];[.E118];[.F118])" office:value-type="float" office:value="953.913043478261" calcext:value-type="float">
            <text:p>953.913043478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;[.F118])" office:value-type="float" office:value="930" calcext:value-type="float">
            <text:p>93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Hasmik</text:p>
          </table:table-cell>
          <table:table-cell table:number-columns-repeated="3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Sargis</text:p>
          </table:table-cell>
          <table:table-cell table:number-columns-repeated="3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C118];[.E118])" office:value-type="float" office:value="930" calcext:value-type="float">
            <text:p>93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E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303.91304347826" calcext:value-type="float">
            <text:p>1303.913043478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formula="of:=SUM([.B118:.F118])" office:value-type="float" office:value="1303.91304347826" calcext:value-type="float">
            <text:p>1303.9130434783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33177.8260869565" calcext:value-type="float">
            <text:p>33177.8260869565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123:.H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 style:data-style-name="N2" text:time-value="10:27:37.713720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31T12:29:44.985202913</dc:date>
    <meta:editing-duration>P9DT15H3M32S</meta:editing-duration>
    <meta:editing-cycles>2994</meta:editing-cycles>
    <meta:generator>LibreOffice/4.2.8.2$Linux_X86_64 LibreOffice_project/420m0$Build-2</meta:generator>
    <meta:document-statistic meta:table-count="17" meta:cell-count="7973" meta:object-count="0"/>
  </office:meta>
</office:document-meta>
</file>